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721cm" svg:y="45.388cm">
            <draw:object draw:notify-on-update-of-ranges="Sheet1.A2:Sheet1.A122 Sheet1.B2:Sheet1.B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2]^2*(-3.5)+42.5*[.A2]"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3]^2*(-3.5)+42.5*[.A3]"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4]^2*(-3.5)+42.5*[.A4]" office:value-type="float" office:value="12.435" calcext:value-type="float">
            <text:p>12.4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5]^2*(-3.5)+42.5*[.A5]"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6]^2*(-3.5)+42.5*[.A6]" office:value-type="float" office:value="20.375" calcext:value-type="float">
            <text:p>20.3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7]^2*(-3.5)+42.5*[.A7]"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8]^2*(-3.5)+42.5*[.A8]" office:value-type="float" office:value="28.035" calcext:value-type="float">
            <text:p>28.03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9]^2*(-3.5)+42.5*[.A9]"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0]^2*(-3.5)+42.5*[.A10]" office:value-type="float" office:value="35.415" calcext:value-type="float">
            <text:p>35.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^2*(-3.5)+42.5*[.A1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2]^2*(-3.5)+42.5*[.A12]" office:value-type="float" office:value="42.515" calcext:value-type="float">
            <text:p>42.51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13]^2*(-3.5)+42.5*[.A13]" office:value-type="float" office:value="45.96" calcext:value-type="float">
            <text:p>45.9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14]^2*(-3.5)+42.5*[.A14]" office:value-type="float" office:value="49.335" calcext:value-type="float">
            <text:p>49.3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5]^2*(-3.5)+42.5*[.A15]" office:value-type="float" office:value="52.64" calcext:value-type="float">
            <text:p>52.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6]^2*(-3.5)+42.5*[.A16]" office:value-type="float" office:value="55.875" calcext:value-type="float">
            <text:p>55.8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17]^2*(-3.5)+42.5*[.A17]"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18]^2*(-3.5)+42.5*[.A18]" office:value-type="float" office:value="62.135" calcext:value-type="float">
            <text:p>62.13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19]^2*(-3.5)+42.5*[.A19]"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20]^2*(-3.5)+42.5*[.A20]" office:value-type="float" office:value="68.115" calcext:value-type="float">
            <text:p>68.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^2*(-3.5)+42.5*[.A2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22]^2*(-3.5)+42.5*[.A22]" office:value-type="float" office:value="73.815" calcext:value-type="float">
            <text:p>73.81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23]^2*(-3.5)+42.5*[.A23]" office:value-type="float" office:value="76.56" calcext:value-type="float">
            <text:p>76.5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24]^2*(-3.5)+42.5*[.A24]" office:value-type="float" office:value="79.235" calcext:value-type="float">
            <text:p>79.23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25]^2*(-3.5)+42.5*[.A25]" office:value-type="float" office:value="81.84" calcext:value-type="float">
            <text:p>81.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26]^2*(-3.5)+42.5*[.A26]" office:value-type="float" office:value="84.375" calcext:value-type="float">
            <text:p>84.37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27]^2*(-3.5)+42.5*[.A27]" office:value-type="float" office:value="86.84" calcext:value-type="float">
            <text:p>86.8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28]^2*(-3.5)+42.5*[.A28]" office:value-type="float" office:value="89.235" calcext:value-type="float">
            <text:p>89.23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29]^2*(-3.5)+42.5*[.A29]"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30]^2*(-3.5)+42.5*[.A30]" office:value-type="float" office:value="93.815" calcext:value-type="float">
            <text:p>93.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1]^2*(-3.5)+42.5*[.A3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32]^2*(-3.5)+42.5*[.A32]" office:value-type="float" office:value="98.115" calcext:value-type="float">
            <text:p>98.11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33]^2*(-3.5)+42.5*[.A33]" office:value-type="float" office:value="100.16" calcext:value-type="float">
            <text:p>100.1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34]^2*(-3.5)+42.5*[.A34]" office:value-type="float" office:value="102.135" calcext:value-type="float">
            <text:p>102.13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35]^2*(-3.5)+42.5*[.A35]"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36]^2*(-3.5)+42.5*[.A36]" office:value-type="float" office:value="105.875" calcext:value-type="float">
            <text:p>105.8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37]^2*(-3.5)+42.5*[.A37]" office:value-type="float" office:value="107.64" calcext:value-type="float">
            <text:p>107.6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38]^2*(-3.5)+42.5*[.A38]" office:value-type="float" office:value="109.335" calcext:value-type="float">
            <text:p>109.33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39]^2*(-3.5)+42.5*[.A39]" office:value-type="float" office:value="110.96" calcext:value-type="float">
            <text:p>110.9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0]^2*(-3.5)+42.5*[.A40]" office:value-type="float" office:value="112.515" calcext:value-type="float">
            <text:p>112.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1]^2*(-3.5)+42.5*[.A41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A42]^2*(-3.5)+42.5*[.A42]" office:value-type="float" office:value="115.415" calcext:value-type="float">
            <text:p>115.4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43]^2*(-3.5)+42.5*[.A43]" office:value-type="float" office:value="116.76" calcext:value-type="float">
            <text:p>116.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A44]^2*(-3.5)+42.5*[.A44]" office:value-type="float" office:value="118.035" calcext:value-type="float">
            <text:p>118.03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45]^2*(-3.5)+42.5*[.A45]" office:value-type="float" office:value="119.24" calcext:value-type="float">
            <text:p>119.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46]^2*(-3.5)+42.5*[.A46]" office:value-type="float" office:value="120.375" calcext:value-type="float">
            <text:p>120.3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47]^2*(-3.5)+42.5*[.A47]" office:value-type="float" office:value="121.44" calcext:value-type="float">
            <text:p>121.4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A48]^2*(-3.5)+42.5*[.A48]" office:value-type="float" office:value="122.435" calcext:value-type="float">
            <text:p>122.43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49]^2*(-3.5)+42.5*[.A49]" office:value-type="float" office:value="123.36" calcext:value-type="float">
            <text:p>123.3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A50]^2*(-3.5)+42.5*[.A50]" office:value-type="float" office:value="124.215" calcext:value-type="float">
            <text:p>124.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1]^2*(-3.5)+42.5*[.A51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A52]^2*(-3.5)+42.5*[.A52]" office:value-type="float" office:value="125.715" calcext:value-type="float">
            <text:p>125.71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53]^2*(-3.5)+42.5*[.A53]" office:value-type="float" office:value="126.36" calcext:value-type="float">
            <text:p>126.3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A54]^2*(-3.5)+42.5*[.A54]" office:value-type="float" office:value="126.935" calcext:value-type="float">
            <text:p>126.93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A55]^2*(-3.5)+42.5*[.A55]" office:value-type="float" office:value="127.44" calcext:value-type="float">
            <text:p>127.4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56]^2*(-3.5)+42.5*[.A56]" office:value-type="float" office:value="127.875" calcext:value-type="float">
            <text:p>127.87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A57]^2*(-3.5)+42.5*[.A57]" office:value-type="float" office:value="128.24" calcext:value-type="float">
            <text:p>128.2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A58]^2*(-3.5)+42.5*[.A58]" office:value-type="float" office:value="128.535" calcext:value-type="float">
            <text:p>128.53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A59]^2*(-3.5)+42.5*[.A59]" office:value-type="float" office:value="128.76" calcext:value-type="float">
            <text:p>128.7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A60]^2*(-3.5)+42.5*[.A60]" office:value-type="float" office:value="128.915" calcext:value-type="float">
            <text:p>128.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1]^2*(-3.5)+42.5*[.A61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A62]^2*(-3.5)+42.5*[.A62]" office:value-type="float" office:value="129.015" calcext:value-type="float">
            <text:p>129.0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A63]^2*(-3.5)+42.5*[.A63]" office:value-type="float" office:value="128.96" calcext:value-type="float">
            <text:p>128.9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A64]^2*(-3.5)+42.5*[.A64]" office:value-type="float" office:value="128.835" calcext:value-type="float">
            <text:p>128.83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A65]^2*(-3.5)+42.5*[.A65]" office:value-type="float" office:value="128.64" calcext:value-type="float">
            <text:p>128.6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66]^2*(-3.5)+42.5*[.A66]" office:value-type="float" office:value="128.375" calcext:value-type="float">
            <text:p>128.3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A67]^2*(-3.5)+42.5*[.A67]" office:value-type="float" office:value="128.04" calcext:value-type="float">
            <text:p>128.0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A68]^2*(-3.5)+42.5*[.A68]" office:value-type="float" office:value="127.635" calcext:value-type="float">
            <text:p>127.63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A69]^2*(-3.5)+42.5*[.A69]" office:value-type="float" office:value="127.16" calcext:value-type="float">
            <text:p>127.1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A70]^2*(-3.5)+42.5*[.A70]" office:value-type="float" office:value="126.615" calcext:value-type="float">
            <text:p>126.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1]^2*(-3.5)+42.5*[.A71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A72]^2*(-3.5)+42.5*[.A72]" office:value-type="float" office:value="125.315" calcext:value-type="float">
            <text:p>125.31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A73]^2*(-3.5)+42.5*[.A73]" office:value-type="float" office:value="124.56" calcext:value-type="float">
            <text:p>124.5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A74]^2*(-3.5)+42.5*[.A74]" office:value-type="float" office:value="123.735" calcext:value-type="float">
            <text:p>123.73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A75]^2*(-3.5)+42.5*[.A75]" office:value-type="float" office:value="122.84" calcext:value-type="float">
            <text:p>122.8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76]^2*(-3.5)+42.5*[.A76]" office:value-type="float" office:value="121.875" calcext:value-type="float">
            <text:p>121.87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A77]^2*(-3.5)+42.5*[.A77]" office:value-type="float" office:value="120.84" calcext:value-type="float">
            <text:p>120.8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A78]^2*(-3.5)+42.5*[.A78]" office:value-type="float" office:value="119.735" calcext:value-type="float">
            <text:p>119.73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A79]^2*(-3.5)+42.5*[.A79]" office:value-type="float" office:value="118.56" calcext:value-type="float">
            <text:p>118.5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[.A80]^2*(-3.5)+42.5*[.A80]" office:value-type="float" office:value="117.315" calcext:value-type="float">
            <text:p>117.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1]^2*(-3.5)+42.5*[.A8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[.A82]^2*(-3.5)+42.5*[.A82]" office:value-type="float" office:value="114.615" calcext:value-type="float">
            <text:p>114.61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A83]^2*(-3.5)+42.5*[.A83]" office:value-type="float" office:value="113.16" calcext:value-type="float">
            <text:p>113.1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A84]^2*(-3.5)+42.5*[.A84]" office:value-type="float" office:value="111.635" calcext:value-type="float">
            <text:p>111.63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A85]^2*(-3.5)+42.5*[.A85]" office:value-type="float" office:value="110.04" calcext:value-type="float">
            <text:p>110.0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86]^2*(-3.5)+42.5*[.A86]" office:value-type="float" office:value="108.375" calcext:value-type="float">
            <text:p>108.37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A87]^2*(-3.5)+42.5*[.A87]" office:value-type="float" office:value="106.64" calcext:value-type="float">
            <text:p>106.6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A88]^2*(-3.5)+42.5*[.A88]" office:value-type="float" office:value="104.835" calcext:value-type="float">
            <text:p>104.83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A89]^2*(-3.5)+42.5*[.A89]" office:value-type="float" office:value="102.96" calcext:value-type="float">
            <text:p>102.9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A90]^2*(-3.5)+42.5*[.A90]" office:value-type="float" office:value="101.015" calcext:value-type="float">
            <text:p>101.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1]^2*(-3.5)+42.5*[.A9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A92]^2*(-3.5)+42.5*[.A92]" office:value-type="float" office:value="96.915" calcext:value-type="float">
            <text:p>96.91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A93]^2*(-3.5)+42.5*[.A93]"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A94]^2*(-3.5)+42.5*[.A94]" office:value-type="float" office:value="92.535" calcext:value-type="float">
            <text:p>92.53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A95]^2*(-3.5)+42.5*[.A95]" office:value-type="float" office:value="90.24" calcext:value-type="float">
            <text:p>90.2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96]^2*(-3.5)+42.5*[.A96]" office:value-type="float" office:value="87.875" calcext:value-type="float">
            <text:p>87.87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A97]^2*(-3.5)+42.5*[.A97]"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A98]^2*(-3.5)+42.5*[.A98]" office:value-type="float" office:value="82.935" calcext:value-type="float">
            <text:p>82.93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A99]^2*(-3.5)+42.5*[.A99]"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A100]^2*(-3.5)+42.5*[.A100]" office:value-type="float" office:value="77.715" calcext:value-type="float">
            <text:p>77.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1]^2*(-3.5)+42.5*[.A10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[.A102]^2*(-3.5)+42.5*[.A102]" office:value-type="float" office:value="72.215" calcext:value-type="float">
            <text:p>72.21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[.A103]^2*(-3.5)+42.5*[.A103]" office:value-type="float" office:value="69.36" calcext:value-type="float">
            <text:p>69.3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[.A104]^2*(-3.5)+42.5*[.A104]" office:value-type="float" office:value="66.435" calcext:value-type="float">
            <text:p>66.43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[.A105]^2*(-3.5)+42.5*[.A105]" office:value-type="float" office:value="63.4399999999999" calcext:value-type="float">
            <text:p>63.43999999999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A106]^2*(-3.5)+42.5*[.A106]" office:value-type="float" office:value="60.375" calcext:value-type="float">
            <text:p>60.37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A107]^2*(-3.5)+42.5*[.A107]" office:value-type="float" office:value="57.24" calcext:value-type="float">
            <text:p>57.2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[.A108]^2*(-3.5)+42.5*[.A108]" office:value-type="float" office:value="54.035" calcext:value-type="float">
            <text:p>54.03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[.A109]^2*(-3.5)+42.5*[.A109]" office:value-type="float" office:value="50.76" calcext:value-type="float">
            <text:p>50.7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[.A110]^2*(-3.5)+42.5*[.A110]" office:value-type="float" office:value="47.415" calcext:value-type="float">
            <text:p>47.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1]^2*(-3.5)+42.5*[.A11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[.A112]^2*(-3.5)+42.5*[.A112]" office:value-type="float" office:value="40.5149999999999" calcext:value-type="float">
            <text:p>40.514999999999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A113]^2*(-3.5)+42.5*[.A113]"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[.A114]^2*(-3.5)+42.5*[.A114]" office:value-type="float" office:value="33.335" calcext:value-type="float">
            <text:p>33.33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[.A115]^2*(-3.5)+42.5*[.A115]" office:value-type="float" office:value="29.64" calcext:value-type="float">
            <text:p>29.6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A116]^2*(-3.5)+42.5*[.A116]" office:value-type="float" office:value="25.875" calcext:value-type="float">
            <text:p>25.87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A117]^2*(-3.5)+42.5*[.A117]"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[.A118]^2*(-3.5)+42.5*[.A118]" office:value-type="float" office:value="18.135" calcext:value-type="float">
            <text:p>18.13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[.A119]^2*(-3.5)+42.5*[.A119]"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[.A120]^2*(-3.5)+42.5*[.A120]" office:value-type="float" office:value="10.115" calcext:value-type="float">
            <text:p>10.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1]^2*(-3.5)+42.5*[.A1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[.A122]^2*(-3.5)+42.5*[.A122]" office:value-type="float" office:value="1.81500000000005" calcext:value-type="float">
            <text:p>1.8150000000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2:24:28.518829885</meta:creation-date>
    <dc:date>2022-08-30T10:08:31.318852739</dc:date>
    <meta:editing-duration>PT21M36S</meta:editing-duration>
    <meta:editing-cycles>2</meta:editing-cycles>
    <meta:generator>LibreOffice/7.4.0.3$Linux_X86_64 LibreOffice_project/40$Build-3</meta:generator>
    <meta:document-statistic meta:table-count="1" meta:cell-count="2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Graph of Pen Quadratic</text:p>
        </chart:title>
        <chart:plot-area chart:style-name="ch3" table:cell-range-address="Sheet1.A2:Sheet1.B122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8.038cm" svg:y="8.019cm" chart:style-name="ch5">
              <text:p>Width</text:p>
            </chart:title>
          </chart:axis>
          <chart:axis chart:dimension="y" chart:name="primary-y" chart:style-name="ch4">
            <chart:title svg:x="0.451cm" svg:y="4.958cm" chart:style-name="ch6">
              <text:p>Area</text:p>
            </chart:title>
            <chart:grid chart:style-name="ch7" chart:class="major"/>
          </chart:axis>
          <chart:series chart:style-name="ch8" chart:values-cell-range-address="Sheet1.B2:Sheet1.B122" chart:class="chart:scatter">
            <chart:domain table:cell-range-address="Sheet1.A2:Sheet1.A122"/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22</svg:desc>
                </draw:g>
              </table:table-cell>
              <table:table-cell office:value-type="float" office:value="4.215">
                <text:p>4.215</text:p>
                <draw:g>
                  <svg:desc>Sheet1.B2:Sheet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2.435">
                <text:p>12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8.035">
                <text:p>28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35.415">
                <text:p>35.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42.515">
                <text:p>42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49.335">
                <text:p>49.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52.64">
                <text:p>52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62.135">
                <text:p>62.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65.16">
                <text:p>65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68.115">
                <text:p>68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73.815">
                <text:p>73.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76.56">
                <text:p>76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79.235">
                <text:p>79.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81.84">
                <text:p>8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89.235">
                <text:p>89.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93.815">
                <text:p>93.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98.115">
                <text:p>98.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00.16">
                <text:p>10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02.135">
                <text:p>102.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05.875">
                <text:p>105.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07.64">
                <text:p>107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09.335">
                <text:p>109.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12.515">
                <text:p>112.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115.415">
                <text:p>115.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116.76">
                <text:p>116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118.035">
                <text:p>118.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119.24">
                <text:p>119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20.375">
                <text:p>120.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22.435">
                <text:p>122.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23.36">
                <text:p>123.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124.215">
                <text:p>124.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125.715">
                <text:p>125.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26.36">
                <text:p>126.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26.935">
                <text:p>126.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27.44">
                <text:p>127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28.24">
                <text:p>128.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28.535">
                <text:p>128.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128.76">
                <text:p>128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128.915">
                <text:p>128.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29.015">
                <text:p>129.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28.96">
                <text:p>128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128.835">
                <text:p>128.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128.375">
                <text:p>128.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127.635">
                <text:p>127.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126.615">
                <text:p>126.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125.315">
                <text:p>125.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124.56">
                <text:p>124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123.735">
                <text:p>123.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122.84">
                <text:p>122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121.875">
                <text:p>121.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119.735">
                <text:p>119.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118.56">
                <text:p>118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117.315">
                <text:p>117.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114.615">
                <text:p>114.6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111.635">
                <text:p>111.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110.04">
                <text:p>110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108.375">
                <text:p>108.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106.64">
                <text:p>106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104.835">
                <text:p>104.8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102.96">
                <text:p>102.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101.015">
                <text:p>101.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96.915">
                <text:p>96.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92.535">
                <text:p>92.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87.875">
                <text:p>87.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82.935">
                <text:p>82.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77.715">
                <text:p>77.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72.215">
                <text:p>72.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69.36">
                <text:p>69.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66.435">
                <text:p>66.4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63.4399999999999">
                <text:p>63.439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57.24">
                <text:p>57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54.035">
                <text:p>54.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47.415">
                <text:p>47.4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40.5149999999999">
                <text:p>40.514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33.335">
                <text:p>33.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18.135">
                <text:p>18.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10.115">
                <text:p>10.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1.81500000000005">
                <text:p>1.81500000000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